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10 Pitch" svg:font-family="'Courier 10 Pitch'"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loext:graphic-properties draw:fill-color="#ffffff"/>
    </style:style>
    <style:style style:name="T1" style:family="text">
      <style:text-properties style:font-name="Courier 10 Pitch1"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Puppet : Structured Data</text:p>
          </draw:text-box>
        </draw:frame>
        <draw:frame presentation:style-name="pr2" draw:text-style-name="P1" draw:layer="layout" svg:width="25.199cm" svg:height="12.179cm" svg:x="1.4cm" svg:y="4.914cm" presentation:class="subtitle">
          <draw:text-box>
            <text:p>Using the External Node Classifier (ENC) so others can do more</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Intention / Purpose</text:p>
          </draw:text-box>
        </draw:frame>
        <draw:frame presentation:style-name="pr4" draw:layer="layout" svg:width="25.199cm" svg:height="12.179cm" svg:x="1.4cm" svg:y="4.914cm" presentation:class="outline">
          <draw:text-box>
            <text:list text:style-name="L2">
              <text:list-item>
                <text:p>Introduction to Structured Data</text:p>
              </text:list-item>
              <text:list-item>
                <text:p>How to get that data into puppet</text:p>
                <text:p/>
              </text:list-item>
              <text:list-item>
                <text:p>Note examples in here use auto lookup format</text:p>
              </text:list-item>
              <text:list-item>
                <text:p>This is not intended to tell you how to setup puppet or a puppet master</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What is Structured Data</text:p>
          </draw:text-box>
        </draw:frame>
        <draw:frame presentation:style-name="pr4" draw:layer="layout" svg:width="25.199cm" svg:height="12.179cm" svg:x="1.4cm" svg:y="4.914cm" presentation:class="outline">
          <draw:text-box>
            <text:list text:style-name="L2">
              <text:list-item>
                <text:p>Also known as an associative array or hash</text:p>
              </text:list-item>
              <text:list-item>
                <text:p>Like calling an entire spreadsheet rather than each cell in the spreadsheet</text:p>
              </text:list-item>
              <text:list-item>
                <text:p>Eg</text:p>
              </text:list-item>
            </text:list>
            <text:p><text:span text:style-name="T1">enc_example::data:</text:span></text:p>
            <text:p><text:span text:style-name="T1"><text:s text:c="2"/></text:span><text:span text:style-name="T1">software:</text:span></text:p>
            <text:p><text:span text:style-name="T1"><text:s text:c="4"/></text:span><text:span text:style-name="T1">- 'bash'</text:span></text:p>
            <text:p><text:span text:style-name="T1"><text:s text:c="4"/></text:span><text:span text:style-name="T1">- 'openssl'</text:span></text:p>
            <text:p><text:span text:style-name="T1"><text:s text:c="4"/></text:span><text:span text:style-name="T1">- 'puppet'</text:span></text:p>
            <text:p><text:span text:style-name="T1"><text:s text:c="2"/></text:span><text:span text:style-name="T1">versions:</text:span></text:p>
            <text:p><text:span text:style-name="T1"><text:s text:c="4"/></text:span><text:span text:style-name="T1">bash: <text:s text:c="4"/>"installed"</text:span></text:p>
            <text:p><text:span text:style-name="T1"><text:s text:c="4"/></text:span><text:span text:style-name="T1">openssl: <text:s/>"latest"</text:span></text:p>
            <text:p><text:span text:style-name="T1"><text:s text:c="4"/></text:span><text:span text:style-name="T1">puppet: <text:s text:c="2"/>"3.7.1-1.el6"</text:span></text:p>
            <text:p><text:span text:style-name="T1"/></text:p>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How's the Structured Data used</text:p>
          </draw:text-box>
        </draw:frame>
        <draw:frame presentation:style-name="pr4" draw:layer="layout" svg:width="25.199cm" svg:height="12.179cm" svg:x="1.4cm" svg:y="4.914cm" presentation:class="outline">
          <draw:text-box>
            <text:list text:style-name="L2">
              <text:list-item>
                <text:p>Typically stored in Hiera</text:p>
              </text:list-item>
              <text:list-item>
                <text:p>Instead of doing 20 lookups for key, value pairs you can do fewer lookups for associated data.</text:p>
              </text:list-item>
              <text:list-item>
                <text:p>Inside puppet code (see previous slide for data structure)</text:p>
                <text:list>
                  <text:list-item>
                    <text:p>Old </text:p>
                    <text:list>
                      <text:list-header>
                        <text:p>notify { "openssl should be ${openssl_version}" : }</text:p>
                      </text:list-header>
                    </text:list>
                  </text:list-item>
                  <text:list-item>
                    <text:p>New</text:p>
                    <text:list>
                      <text:list-header>
                        <text:p><text:s/>notify { "${name} should be ${versions[$name]}" : }</text:p>
                      </text:list-header>
                    </text:list>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What's this ENC thing ?</text:p>
          </draw:text-box>
        </draw:frame>
        <draw:frame presentation:style-name="pr4" draw:layer="layout" svg:width="25.199cm" svg:height="12.179cm" svg:x="1.4cm" svg:y="4.914cm" presentation:class="outline">
          <draw:text-box>
            <text:list text:style-name="L2">
              <text:list-item>
                <text:p>An ENC is an External Node Classifier.</text:p>
              </text:list-item>
              <text:list-item>
                <text:p>It is an executable that is run on the puppet master with the FQDN (Fully Qualified Domain Name) of the node it is serving as the only argument.</text:p>
                <text:list>
                  <text:list-item>
                    <text:p>It can be any thing with the 'x' bit set that returns yaml as above. so could be Ruby, Python, Java or any other language you can get to run on your Puppet Master</text:p>
                  </text:list-item>
                </text:list>
              </text:list-item>
              <text:list-item>
                <text:p>It should return YAML (Yet Another Markup Language / YAML Aint Markup Language depending on who you listen to)</text:p>
                <text:list>
                  <text:list-item>
                    <text:p>The format it returns is the same is what Hiera returns</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Why move my data from Hiera to an ENC?</text:p>
          </draw:text-box>
        </draw:frame>
        <draw:frame presentation:style-name="pr4" draw:layer="layout" svg:width="25.199cm" svg:height="12.179cm" svg:x="1.4cm" svg:y="4.914cm" presentation:class="outline">
          <draw:text-box>
            <text:list text:style-name="L2">
              <text:list-item>
                <text:p>Let others manage the data. After all most of the time they are / should be responsible for that data eg</text:p>
                <text:list>
                  <text:list-item>
                    <text:p>A Python app querrying a MySQL database on the puppet master side</text:p>
                  </text:list-item>
                  <text:list-item>
                    <text:p>A Java app providing the GUI API to the DB.</text:p>
                  </text:list-item>
                </text:list>
              </text:list-item>
              <text:list-item>
                <text:p>Have the Release team decide which versions of an application should be in an the test / pre-production and production environments</text:p>
              </text:list-item>
              <text:list-item>
                <text:p>Have the Dev Team(s) decide which versions should be in the Dev / Integration environments</text:p>
              </text:list-item>
              <text:list-item>
                <text:p>Have your build management update what packages are available to each environment</text:p>
              </text:list-item>
              <text:list-item>
                <text:p>All of this means they do not have to push content into hiera</text:p>
                <text:list>
                  <text:list-item>
                    <text:p>We've all had to debug bad whitespace (a tab instead of spaces) or missing quotes or similar. </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How do I use an External Node Classifier?</text:p>
          </draw:text-box>
        </draw:frame>
        <draw:frame presentation:style-name="pr4" draw:layer="layout" svg:width="25.199cm" svg:height="12.179cm" svg:x="1.4cm" svg:y="4.914cm" presentation:class="outline">
          <draw:text-box>
            <text:list text:style-name="L3">
              <text:list-item>
                <text:p>On the Puppet Master, in puppet.conf</text:p>
              </text:list-item>
            </text:list>
            <text:p>In the [master] section add the following</text:p>
            <text:p><text:s text:c="2"/>node_terminus <text:s text:c="4"/>= exec</text:p>
            <text:p><text:s text:c="2"/>external_nodes <text:s text:c="3"/>= /path/to/your/enc</text:p>
            <text:p/>
            <text:list text:continue-numbering="true" text:style-name="L3">
              <text:list-item>
                <text:p><text:s/>Restart the Puppet Master</text:p>
              </text:list-item>
              <text:list-item>
                <text:p>Tell everyone they can buy you beer for you enabling them to work better</text:p>
                <text:list>
                  <text:list-item>
                    <text:p>Getting them to do more of what use to be your work !!!</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1" svg:font-family="'Courier 10 Pitch'" style:font-pitch="fixed"/>
    <style:font-face style:name="Courier 10 Pitch" svg:font-family="'Courier 10 Pitch'"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16T14:04:41.567247954</meta:creation-date>
    <dc:date>2015-06-17T18:10:53.750457138</dc:date>
    <meta:editing-duration>PT24M48S</meta:editing-duration>
    <meta:editing-cycles>3</meta:editing-cycles>
    <meta:generator>LibreOffice/4.4.2.2$Linux_X86_64 LibreOffice_project/40m0$Build-2</meta:generator>
    <meta:document-statistic meta:object-count="49"/>
  </office:meta>
</office:document-meta>
</file>